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s.setSingleLin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s.addRegexp( RegularExpression regular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es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s.ev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tches.setCasesensitiv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s.setPattern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tches.setMultilin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